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62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pr1" style:family="presentation" style:parent-style-name="Mặc_20_định-notes">
      <style:graphic-properties draw:fill-color="#ffffff" draw:auto-grow-height="true" fo:min-height="12.572cm"/>
    </style:style>
    <style:style style:name="pr2" style:family="presentation" style:parent-style-name="Mặc_20_định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ặc_20_định" presentation:presentation-page-layout-name="AL1T0">
        <office:forms form:automatic-focus="false" form:apply-design-mode="false"/>
        <draw:custom-shape draw:style-name="gr1" draw:text-style-name="P1" draw:layer="layout" svg:width="3.683cm" svg:height="2.365cm" svg:x="0.889cm" svg:y="0.762cm">
          <text:p text:style-name="P1">Bắt đầ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366cm" svg:height="4.493cm" svg:x="-1.524cm" svg:y="5.08cm">
          <text:p text:style-name="P1">struct học sinh</text:p>
          <text:p text:style-name="P1">float toan, van, anh, diemTB;</text:p>
          <text:p text:style-name="P1">int xeploai;</text:p>
          <text:p text:style-name="P1">và nhập n và mảng A chứa</text:p>
          <text:p text:style-name="P1">danh sách học sinh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2.601cm" svg:y1="3.11cm" svg:x2="2.601cm" svg:y2="5.04cm">
          <text:p/>
        </draw:line>
        <draw:custom-shape draw:style-name="gr1" draw:text-style-name="P1" draw:layer="layout" svg:width="3.033cm" svg:height="1.183cm" svg:x="0.172cm" svg:y="10.668cm">
          <text:p text:style-name="P1">i = 0;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778cm" svg:y1="9.398cm" svg:x2="1.805cm" svg:y2="10.668cm">
          <text:p/>
        </draw:line>
        <draw:custom-shape draw:style-name="gr1" draw:text-style-name="P1" draw:layer="layout" svg:width="5.416cm" svg:height="2.601cm" svg:x="-1.016cm" svg:y="13.401cm">
          <text:p text:style-name="P1">i &lt; 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.778cm" svg:y1="11.851cm" svg:x2="1.778cm" svg:y2="13.401cm">
          <text:p/>
        </draw:line>
        <draw:line draw:style-name="gr2" draw:text-style-name="P1" draw:layer="layout" svg:x1="4.4cm" svg:y1="14.732cm" svg:x2="6.096cm" svg:y2="14.732cm">
          <text:p/>
        </draw:line>
        <draw:frame draw:style-name="gr3" draw:layer="layout" svg:width="1.27cm" svg:height="0.963cm" svg:x="3.81cm" svg:y="13.716cm">
          <draw:text-box>
            <text:p>Đ</text:p>
          </draw:text-box>
        </draw:frame>
        <draw:rect draw:style-name="gr4" draw:text-style-name="P1" draw:layer="layout" svg:width="9.652cm" svg:height="2.032cm" svg:x="6.096cm" svg:y="13.716cm">
          <text:p text:style-name="P1">A[i].diemTB = (float)(A[i].toan + </text:p>
          <text:p text:style-name="P1">A[i].van + A[i].anh)/3</text:p>
        </draw:rect>
        <draw:custom-shape draw:style-name="gr1" draw:text-style-name="P1" draw:layer="layout" svg:width="8.785cm" svg:height="4.833cm" svg:x="17.285cm" svg:y="12.439cm">
          <text:p text:style-name="P1">A[i].diemTB &gt;= 8 &amp;&amp;</text:p>
          <text:p text:style-name="P1">A[i].toan &gt;= 7 &amp;&amp; </text:p>
          <text:p text:style-name="P1">A[i].van &gt;= 7 &amp;&amp; </text:p>
          <text:p text:style-name="P1">A[i].anh &gt;= 7 <text:s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5.748cm" svg:y1="14.74cm" svg:x2="17.59cm" svg:y2="14.74cm">
          <text:p/>
        </draw:line>
        <draw:line draw:style-name="gr2" draw:text-style-name="P1" draw:layer="layout" svg:x1="21.639cm" svg:y1="12.439cm" svg:x2="21.639cm" svg:y2="11.625cm">
          <text:p/>
        </draw:line>
        <draw:rect draw:style-name="gr4" draw:text-style-name="P1" xml:id="id3" draw:id="id3" draw:layer="layout" svg:width="4.953cm" svg:height="1.947cm" svg:x="26.797cm" svg:y="13.767cm">
          <text:p text:style-name="P1">A[i].xeploai = 1;</text:p>
        </draw:rect>
        <draw:line draw:style-name="gr2" draw:text-style-name="P1" draw:layer="layout" svg:x1="25.751cm" svg:y1="14.817cm" svg:x2="26.803cm" svg:y2="14.817cm">
          <text:p/>
        </draw:line>
        <draw:frame draw:style-name="gr3" draw:layer="layout" svg:width="1.315cm" svg:height="0.963cm" svg:x="25.018cm" svg:y="13.885cm">
          <draw:text-box>
            <text:p>Đ</text:p>
          </draw:text-box>
        </draw:frame>
        <draw:frame draw:style-name="gr5" draw:layer="layout" svg:width="1.315cm" svg:height="1.712cm" svg:x="22.062cm" svg:y="12.014cm">
          <draw:text-box>
            <text:p>S</text:p>
          </draw:text-box>
        </draw:frame>
        <draw:custom-shape draw:style-name="gr1" draw:text-style-name="P1" draw:layer="layout" svg:width="8.785cm" svg:height="4.833cm" svg:x="17.285cm" svg:y="6.792cm">
          <text:p text:style-name="P1">A[i].diemTB &gt;= 7 &amp;&amp;</text:p>
          <text:p text:style-name="P1">A[i].toan &gt;= 6 &amp;&amp; </text:p>
          <text:p text:style-name="P1">A[i].van &gt;= 6 &amp;&amp; </text:p>
          <text:p text:style-name="P1">A[i].anh &gt;= 6 <text:s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21.639cm" svg:y1="6.791cm" svg:x2="21.639cm" svg:y2="5.977cm">
          <text:p/>
        </draw:line>
        <draw:rect draw:style-name="gr4" draw:text-style-name="P1" draw:layer="layout" svg:width="4.699cm" svg:height="1.947cm" svg:x="26.797cm" svg:y="8.12cm">
          <text:p text:style-name="P1">A[i].xeploai = 2;</text:p>
        </draw:rect>
        <draw:line draw:style-name="gr2" draw:text-style-name="P1" draw:layer="layout" svg:x1="25.751cm" svg:y1="9.17cm" svg:x2="26.803cm" svg:y2="9.17cm">
          <text:p/>
        </draw:line>
        <draw:frame draw:style-name="gr3" draw:layer="layout" svg:width="1.315cm" svg:height="0.963cm" svg:x="25.018cm" svg:y="8.238cm">
          <draw:text-box>
            <text:p>Đ</text:p>
          </draw:text-box>
        </draw:frame>
        <draw:frame draw:style-name="gr5" draw:layer="layout" svg:width="1.315cm" svg:height="1.712cm" svg:x="22.062cm" svg:y="6.367cm">
          <draw:text-box>
            <text:p>S</text:p>
          </draw:text-box>
        </draw:frame>
        <draw:custom-shape draw:style-name="gr1" draw:text-style-name="P1" xml:id="id1" draw:id="id1" draw:layer="layout" svg:width="8.785cm" svg:height="4.833cm" svg:x="17.063cm" svg:y="1.339cm">
          <text:p text:style-name="P1">A[i].diemTB &gt;= 5 &amp;&amp;</text:p>
          <text:p text:style-name="P1">A[i].toan &gt;= 3 &amp;&amp; </text:p>
          <text:p text:style-name="P1">A[i].van &gt;= 3 &amp;&amp; </text:p>
          <text:p text:style-name="P1">A[i].anh &gt;= 3 <text:s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4" draw:text-style-name="P1" draw:layer="layout" svg:width="4.921cm" svg:height="1.947cm" svg:x="26.575cm" svg:y="2.667cm">
          <text:p text:style-name="P1">A[i].xeploai = 3;</text:p>
        </draw:rect>
        <draw:line draw:style-name="gr2" draw:text-style-name="P1" draw:layer="layout" svg:x1="25.529cm" svg:y1="3.717cm" svg:x2="26.581cm" svg:y2="3.717cm">
          <text:p/>
        </draw:line>
        <draw:frame draw:style-name="gr3" draw:layer="layout" svg:width="1.315cm" svg:height="0.963cm" svg:x="24.796cm" svg:y="2.785cm">
          <draw:text-box>
            <text:p>Đ</text:p>
          </draw:text-box>
        </draw:frame>
        <draw:frame draw:style-name="gr5" draw:layer="layout" svg:width="1.315cm" svg:height="1.712cm" svg:x="21.84cm" svg:y="0.914cm">
          <draw:text-box>
            <text:p>S</text:p>
          </draw:text-box>
        </draw:frame>
        <draw:rect draw:style-name="gr4" draw:text-style-name="P1" xml:id="id2" draw:id="id2" draw:layer="layout" svg:width="5.225cm" svg:height="1.947cm" svg:x="26.271cm" svg:y="-0.254cm">
          <text:p text:style-name="P1">A[i].xeploai = 4;</text:p>
        </draw:rect>
        <draw:connector draw:style-name="gr2" draw:text-style-name="P1" draw:layer="layout" svg:x1="21.456cm" svg:y1="1.339cm" svg:x2="26.271cm" svg:y2="0.719cm" draw:start-shape="id1" draw:start-glue-point="4" draw:end-shape="id2" draw:end-glue-point="3" svg:d="M21456 1339v-620h4815">
          <text:p/>
        </draw:connector>
        <draw:connector draw:style-name="gr2" draw:text-style-name="P1" draw:layer="layout" draw:line-skew="1.277cm" svg:x1="31.75cm" svg:y1="14.74cm" svg:x2="18.288cm" svg:y2="12.319cm" draw:start-shape="id3" draw:start-glue-point="1" draw:end-shape="id4" draw:end-glue-point="1" svg:d="M31750 14740h1778v-2421h-15240">
          <text:p/>
        </draw:connector>
        <draw:line draw:style-name="gr2" draw:text-style-name="P1" draw:layer="layout" svg:x1="33.482cm" svg:y1="0.562cm" svg:x2="33.482cm" svg:y2="12.626cm">
          <text:p/>
        </draw:line>
        <draw:line draw:style-name="gr6" draw:text-style-name="P1" draw:layer="layout" svg:x1="31.496cm" svg:y1="0.662cm" svg:x2="33.482cm" svg:y2="0.662cm">
          <text:p/>
        </draw:line>
        <draw:line draw:style-name="gr6" draw:text-style-name="P1" draw:layer="layout" svg:x1="31.496cm" svg:y1="3.556cm" svg:x2="33.482cm" svg:y2="3.556cm">
          <text:p/>
        </draw:line>
        <draw:line draw:style-name="gr6" draw:text-style-name="P1" draw:layer="layout" svg:x1="31.496cm" svg:y1="9.098cm" svg:x2="33.482cm" svg:y2="9.098cm">
          <text:p/>
        </draw:line>
        <draw:rect draw:style-name="gr4" draw:text-style-name="P1" draw:layer="layout" svg:width="7.112cm" svg:height="2.286cm" svg:x="4.826cm" svg:y="11.176cm">
          <text:p text:style-name="P1">ShackerSort(int i, int A[])</text:p>
        </draw:rect>
        <draw:line draw:style-name="gr2" draw:text-style-name="P1" draw:layer="layout" svg:x1="4.826cm" svg:y1="12.446cm" svg:x2="1.778cm" svg:y2="12.446cm">
          <text:p/>
        </draw:line>
        <draw:frame draw:style-name="gr3" draw:layer="layout" svg:width="1.27cm" svg:height="0.963cm" svg:x="2.794cm" svg:y="15.547cm">
          <draw:text-box>
            <text:p>S</text:p>
          </draw:text-box>
        </draw:frame>
        <draw:ellipse draw:style-name="gr4" draw:text-style-name="P1" draw:layer="layout" svg:width="5.08cm" svg:height="2.794cm" svg:x="-1.016cm" svg:y="17.272cm">
          <text:p text:style-name="P1">Kết thúc</text:p>
        </draw:ellipse>
        <draw:line draw:style-name="gr2" draw:text-style-name="P1" draw:layer="layout" svg:x1="1.524cm" svg:y1="16.002cm" svg:x2="1.524cm" svg:y2="17.272cm">
          <text:p/>
        </draw:line>
        <draw:frame draw:style-name="gr7" draw:layer="layout" svg:width="8.382cm" svg:height="1.675cm" svg:x="6.35cm" svg:y="1.524cm">
          <draw:text-box>
            <text:p>Nguyễn Phong Phú 20110696</text:p>
          </draw:text-box>
        </draw:frame>
        <draw:rect draw:style-name="gr4" draw:text-style-name="P1" xml:id="id4" draw:id="id4" draw:layer="layout" svg:width="3.048cm" svg:height="2.286cm" svg:x="15.24cm" svg:y="11.176cm">
          <text:p text:style-name="P1">i++</text:p>
        </draw:rect>
        <draw:line draw:style-name="gr2" draw:text-style-name="P1" draw:layer="layout" svg:x1="15.24cm" svg:y1="12.446cm" svg:x2="11.938cm" svg:y2="12.446cm">
          <text:p/>
        </draw:lin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ặc_20_định">
        <office:forms form:automatic-focus="false" form:apply-design-mode="false"/>
        <draw:rect draw:style-name="gr4" draw:text-style-name="P1" draw:layer="layout" svg:width="7.112cm" svg:height="2.286cm" svg:x="2.286cm" svg:y="0.932cm">
          <text:p text:style-name="P1">ShackerSort(int i, int A[])</text:p>
        </draw:rect>
        <draw:line draw:style-name="gr2" draw:text-style-name="P1" draw:layer="layout" svg:x1="5.588cm" svg:y1="3.218cm" svg:x2="5.588cm" svg:y2="4.488cm">
          <text:p/>
        </draw:line>
        <draw:rect draw:style-name="gr4" draw:text-style-name="P1" draw:layer="layout" svg:width="7.366cm" svg:height="3.048cm" svg:x="2.032cm" svg:y="4.488cm">
          <text:p text:style-name="P1">int L = 0;</text:p>
          <text:p text:style-name="P1">int R = i – 1;</text:p>
          <text:p text:style-name="P1">int flag;</text:p>
        </draw:rect>
        <draw:custom-shape draw:style-name="gr1" draw:text-style-name="P1" xml:id="id14" draw:id="id14" draw:layer="layout" svg:width="5.08cm" svg:height="2.54cm" svg:x="3.048cm" svg:y="9.314cm">
          <text:p text:style-name="P1">L &lt; 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xml:id="id13" draw:id="id13" draw:layer="layout" svg:x1="5.588cm" svg:y1="7.536cm" svg:x2="5.588cm" svg:y2="9.314cm">
          <text:p/>
        </draw:line>
        <draw:line draw:style-name="gr2" draw:text-style-name="P1" draw:layer="layout" svg:x1="5.588cm" svg:y1="11.854cm" svg:x2="5.588cm" svg:y2="13.124cm">
          <text:p/>
        </draw:line>
        <draw:frame draw:style-name="gr9" draw:layer="layout" svg:width="1.524cm" svg:height="1.524cm" svg:x="6.096cm" svg:y="11.653cm">
          <draw:text-box>
            <text:p>Đ</text:p>
          </draw:text-box>
        </draw:frame>
        <draw:rect draw:style-name="gr4" draw:text-style-name="P1" draw:layer="layout" svg:width="2.794cm" svg:height="2.286cm" svg:x="4.134cm" svg:y="13.164cm">
          <text:p text:style-name="P1">int j1 = R</text:p>
        </draw:rect>
        <draw:custom-shape draw:style-name="gr1" draw:text-style-name="P1" draw:layer="layout" svg:width="5.08cm" svg:height="2.54cm" svg:x="2.902cm" svg:y="16.426cm">
          <text:p text:style-name="P1">j1 &gt; 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7.982cm" svg:y1="17.78cm" svg:x2="11.498cm" svg:y2="17.18cm">
          <text:p/>
        </draw:line>
        <draw:line draw:style-name="gr2" draw:text-style-name="P1" xml:id="id8" draw:id="id8" draw:layer="layout" svg:x1="5.434cm" svg:y1="15.45cm" svg:x2="5.434cm" svg:y2="16.426cm">
          <text:p/>
        </draw:line>
        <draw:custom-shape draw:style-name="gr1" draw:text-style-name="P1" xml:id="id5" draw:id="id5" draw:layer="layout" svg:width="9.076cm" svg:height="4.49cm" svg:x="11.43cm" svg:y="14.976cm">
          <text:p text:style-name="P1">A[j1-1].xeploai &gt; A[j1].xeploa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layer="layout" svg:width="1.524cm" svg:height="1.524cm" svg:x="7.096cm" svg:y="16.553cm">
          <draw:text-box>
            <text:p>Đ</text:p>
          </draw:text-box>
        </draw:frame>
        <draw:frame draw:style-name="gr10" draw:layer="layout" svg:width="1.524cm" svg:height="1.016cm" svg:x="19.812cm" svg:y="15.802cm">
          <draw:text-box>
            <text:p>Đ</text:p>
          </draw:text-box>
        </draw:frame>
        <draw:rect draw:style-name="gr4" draw:text-style-name="P1" xml:id="id6" draw:id="id6" draw:layer="layout" svg:width="6.096cm" svg:height="2.286cm" svg:x="33.02cm" svg:y="10.414cm">
          <text:p text:style-name="P1">swap(A[j1-1], A[j1]);</text:p>
          <text:p text:style-name="P1">flag = j1;</text:p>
        </draw:rect>
        <draw:line draw:style-name="gr2" draw:text-style-name="P1" draw:layer="layout" svg:x1="15.902cm" svg:y1="14.876cm" svg:x2="15.902cm" svg:y2="14.024cm">
          <text:p/>
        </draw:line>
        <draw:frame draw:style-name="gr9" draw:layer="layout" svg:width="1.524cm" svg:height="1.524cm" svg:x="6.35cm" svg:y="18.542cm">
          <draw:text-box>
            <text:p>S</text:p>
          </draw:text-box>
        </draw:frame>
        <draw:rect draw:style-name="gr4" draw:text-style-name="P1" draw:layer="layout" svg:width="3.556cm" svg:height="2.034cm" svg:x="3.556cm" svg:y="19.812cm">
          <text:p text:style-name="P1">L = flag</text:p>
        </draw:rect>
        <draw:line draw:style-name="gr2" draw:text-style-name="P1" draw:layer="layout" svg:x1="5.434cm" svg:y1="18.966cm" svg:x2="5.434cm" svg:y2="19.812cm">
          <text:p/>
        </draw:line>
        <draw:frame draw:style-name="gr9" draw:layer="layout" svg:width="1.524cm" svg:height="1.524cm" svg:x="16.324cm" svg:y="14.502cm">
          <draw:text-box>
            <text:p>S</text:p>
          </draw:text-box>
        </draw:frame>
        <draw:custom-shape draw:style-name="gr1" draw:text-style-name="P1" draw:layer="layout" svg:width="8.128cm" svg:height="3.81cm" svg:x="11.8cm" svg:y="10.322cm">
          <text:p text:style-name="P1">A[j1-1].xeploai = A[j1].xeploa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8.128cm" svg:height="3.81cm" svg:x="21.336cm" svg:y="10.322cm">
          <text:p text:style-name="P1">A[j1-1].diemTB &lt; A[j1].diemT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layer="layout" svg:width="1.524cm" svg:height="1.524cm" svg:x="19.558cm" svg:y="11.338cm">
          <draw:text-box>
            <text:p>Đ</text:p>
          </draw:text-box>
        </draw:frame>
        <draw:line draw:style-name="gr2" draw:text-style-name="P1" draw:layer="layout" svg:x1="19.928cm" svg:y1="12.254cm" svg:x2="21.336cm" svg:y2="12.254cm">
          <text:p/>
        </draw:line>
        <draw:connector draw:style-name="gr2" draw:text-style-name="P1" draw:layer="layout" svg:x1="20.506cm" svg:y1="17.221cm" svg:x2="36.068cm" svg:y2="12.7cm" draw:start-shape="id5" draw:start-glue-point="7" draw:end-shape="id6" draw:end-glue-point="2" svg:d="M20506 17221h15562v-4521">
          <text:p/>
        </draw:connector>
        <draw:line draw:style-name="gr2" draw:text-style-name="P1" draw:layer="layout" svg:x1="29.464cm" svg:y1="12.254cm" svg:x2="33.02cm" svg:y2="12.192cm">
          <text:p/>
        </draw:line>
        <draw:rect draw:style-name="gr4" draw:text-style-name="P1" xml:id="id7" draw:id="id7" draw:layer="layout" svg:width="3.048cm" svg:height="1.27cm" svg:x="14.224cm" svg:y="8.036cm">
          <text:p text:style-name="P1">j1--</text:p>
        </draw:rect>
        <draw:frame draw:style-name="gr9" draw:layer="layout" svg:width="1.524cm" svg:height="1.524cm" svg:x="28.558cm" svg:y="11.038cm">
          <draw:text-box>
            <text:p>Đ</text:p>
          </draw:text-box>
        </draw:frame>
        <draw:connector draw:style-name="gr2" draw:text-style-name="P1" draw:layer="layout" svg:x1="36.068cm" svg:y1="10.414cm" svg:x2="17.272cm" svg:y2="8.671cm" draw:start-shape="id6" draw:start-glue-point="0" draw:end-shape="id7" draw:end-glue-point="1" svg:d="M36068 10414v-1743h-18796">
          <text:p/>
        </draw:connector>
        <draw:line draw:style-name="gr2" draw:text-style-name="P1" draw:layer="layout" svg:x1="25.4cm" svg:y1="10.322cm" svg:x2="25.4cm" svg:y2="8.671cm">
          <text:p/>
        </draw:line>
        <draw:line draw:style-name="gr2" draw:text-style-name="P1" draw:layer="layout" svg:x1="15.902cm" svg:y1="10.322cm" svg:x2="15.902cm" svg:y2="9.306cm">
          <text:p/>
        </draw:line>
        <draw:frame draw:style-name="gr9" draw:layer="layout" svg:width="1.524cm" svg:height="1.524cm" svg:x="16.51cm" svg:y="9.56cm">
          <draw:text-box>
            <text:p>S</text:p>
          </draw:text-box>
        </draw:frame>
        <draw:frame draw:style-name="gr9" draw:layer="layout" svg:width="1.524cm" svg:height="1.524cm" svg:x="25.654cm" svg:y="9.306cm">
          <draw:text-box>
            <text:p>S</text:p>
          </draw:text-box>
        </draw:frame>
        <draw:connector draw:style-name="gr2" draw:text-style-name="P1" draw:layer="layout" svg:x1="14.224cm" svg:y1="8.671cm" svg:x2="5.434cm" svg:y2="15.938cm" draw:start-shape="id7" draw:start-glue-point="3" draw:end-shape="id8" draw:end-glue-point="1" svg:d="M14224 8671h-4320v7267h-4470">
          <text:p/>
        </draw:connector>
        <draw:custom-shape draw:style-name="gr1" draw:text-style-name="P1" xml:id="id9" draw:id="id9" draw:layer="layout" svg:width="9.076cm" svg:height="4.49cm" svg:x="11.684cm" svg:y="27.009cm">
          <text:p text:style-name="P1">A[j2].xeploai &gt; A[j2+1].xeploa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4" draw:text-style-name="P1" xml:id="id10" draw:id="id10" draw:layer="layout" svg:width="6.096cm" svg:height="2.286cm" svg:x="31.242cm" svg:y="22.863cm">
          <text:p text:style-name="P1">swap(A[j2], A[j2+1]);</text:p>
          <text:p text:style-name="P1">flag = j2 <text:tab/>;</text:p>
        </draw:rect>
        <draw:line draw:style-name="gr2" draw:text-style-name="P1" draw:layer="layout" svg:x1="16.156cm" svg:y1="26.909cm" svg:x2="16.156cm" svg:y2="26.057cm">
          <text:p/>
        </draw:line>
        <draw:frame draw:style-name="gr9" draw:layer="layout" svg:width="1.524cm" svg:height="1.524cm" svg:x="16.578cm" svg:y="26.535cm">
          <draw:text-box>
            <text:p>S</text:p>
          </draw:text-box>
        </draw:frame>
        <draw:custom-shape draw:style-name="gr1" draw:text-style-name="P1" draw:layer="layout" svg:width="8.128cm" svg:height="3.81cm" svg:x="12.054cm" svg:y="22.355cm">
          <text:p text:style-name="P1">A[j2].xeploai = A[j2+1].xeploa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8.128cm" svg:height="3.81cm" svg:x="21.59cm" svg:y="22.355cm">
          <text:p text:style-name="P1">A[j2].diemTB &lt; A[j2+1].diemT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layer="layout" svg:width="1.524cm" svg:height="1.524cm" svg:x="19.812cm" svg:y="23.371cm">
          <draw:text-box>
            <text:p>Đ</text:p>
          </draw:text-box>
        </draw:frame>
        <draw:line draw:style-name="gr2" draw:text-style-name="P1" draw:layer="layout" svg:x1="20.182cm" svg:y1="24.287cm" svg:x2="21.59cm" svg:y2="24.287cm">
          <text:p/>
        </draw:line>
        <draw:connector draw:style-name="gr2" draw:text-style-name="P1" draw:layer="layout" svg:x1="20.76cm" svg:y1="29.254cm" svg:x2="34.29cm" svg:y2="25.149cm" draw:start-shape="id9" draw:start-glue-point="7" draw:end-shape="id10" draw:end-glue-point="2" svg:d="M20760 29254h13530v-4105">
          <text:p/>
        </draw:connector>
        <draw:line draw:style-name="gr2" draw:text-style-name="P1" draw:layer="layout" svg:x1="29.718cm" svg:y1="24.287cm" svg:x2="31.242cm" svg:y2="24.287cm">
          <text:p/>
        </draw:line>
        <draw:rect draw:style-name="gr4" draw:text-style-name="P1" xml:id="id11" draw:id="id11" draw:layer="layout" svg:width="3.048cm" svg:height="1.27cm" svg:x="14.478cm" svg:y="20.069cm">
          <text:p text:style-name="P1">j2++</text:p>
        </draw:rect>
        <draw:frame draw:style-name="gr9" draw:layer="layout" svg:width="1.524cm" svg:height="1.524cm" svg:x="20.066cm" svg:y="28.197cm">
          <draw:text-box>
            <text:p>Đ</text:p>
          </draw:text-box>
        </draw:frame>
        <draw:frame draw:style-name="gr9" draw:layer="layout" svg:width="1.524cm" svg:height="1.524cm" svg:x="28.812cm" svg:y="23.071cm">
          <draw:text-box>
            <text:p>Đ</text:p>
          </draw:text-box>
        </draw:frame>
        <draw:connector draw:style-name="gr2" draw:text-style-name="P1" draw:layer="layout" svg:x1="34.29cm" svg:y1="22.863cm" svg:x2="17.526cm" svg:y2="20.704cm" draw:start-shape="id10" draw:start-glue-point="0" draw:end-shape="id11" draw:end-glue-point="1" svg:d="M34290 22863v-2159h-16764">
          <text:p/>
        </draw:connector>
        <draw:line draw:style-name="gr2" draw:text-style-name="P1" draw:layer="layout" svg:x1="25.654cm" svg:y1="22.355cm" svg:x2="25.654cm" svg:y2="20.704cm">
          <text:p/>
        </draw:line>
        <draw:line draw:style-name="gr2" draw:text-style-name="P1" draw:layer="layout" svg:x1="16.156cm" svg:y1="22.355cm" svg:x2="16.156cm" svg:y2="21.339cm">
          <text:p/>
        </draw:line>
        <draw:frame draw:style-name="gr9" draw:layer="layout" svg:width="1.524cm" svg:height="1.524cm" svg:x="16.764cm" svg:y="21.593cm">
          <draw:text-box>
            <text:p>S</text:p>
          </draw:text-box>
        </draw:frame>
        <draw:frame draw:style-name="gr9" draw:layer="layout" svg:width="1.524cm" svg:height="1.524cm" svg:x="25.908cm" svg:y="21.339cm">
          <draw:text-box>
            <text:p>S</text:p>
          </draw:text-box>
        </draw:frame>
        <draw:rect draw:style-name="gr4" draw:text-style-name="P1" draw:layer="layout" svg:width="2.794cm" svg:height="2.286cm" svg:x="4.072cm" svg:y="22.352cm">
          <text:p text:style-name="P1">int j2 = L</text:p>
        </draw:rect>
        <draw:custom-shape draw:style-name="gr1" draw:text-style-name="P1" draw:layer="layout" svg:width="5.08cm" svg:height="2.54cm" svg:x="2.84cm" svg:y="25.614cm">
          <text:p text:style-name="P1">j2 &lt; 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xml:id="id16" draw:id="id16" draw:layer="layout" svg:x1="5.372cm" svg:y1="24.638cm" svg:x2="5.372cm" svg:y2="25.614cm">
          <text:p/>
        </draw:line>
        <draw:frame draw:style-name="gr9" draw:layer="layout" svg:width="1.524cm" svg:height="1.524cm" svg:x="7.034cm" svg:y="25.741cm">
          <draw:text-box>
            <text:p>Đ</text:p>
          </draw:text-box>
        </draw:frame>
        <draw:frame draw:style-name="gr9" draw:layer="layout" svg:width="1.524cm" svg:height="1.524cm" svg:x="6.288cm" svg:y="27.73cm">
          <draw:text-box>
            <text:p>S</text:p>
          </draw:text-box>
        </draw:frame>
        <draw:rect draw:style-name="gr4" draw:text-style-name="P1" xml:id="id12" draw:id="id12" draw:layer="layout" svg:width="3.556cm" svg:height="2.034cm" svg:x="3.494cm" svg:y="29cm">
          <text:p text:style-name="P1">R = flag</text:p>
        </draw:rect>
        <draw:line draw:style-name="gr2" draw:text-style-name="P1" draw:layer="layout" svg:x1="5.372cm" svg:y1="28.154cm" svg:x2="5.372cm" svg:y2="29cm">
          <text:p/>
        </draw:line>
        <draw:line draw:style-name="gr2" draw:text-style-name="P1" draw:layer="layout" svg:x1="5.334cm" svg:y1="21.846cm" svg:x2="5.334cm" svg:y2="22.352cm">
          <text:p/>
        </draw:line>
        <draw:line draw:style-name="gr2" draw:text-style-name="P1" draw:layer="layout" svg:x1="7.92cm" svg:y1="26.924cm" svg:x2="11.684cm" svg:y2="29.21cm">
          <text:p/>
        </draw:line>
        <draw:connector draw:style-name="gr2" draw:text-style-name="P1" draw:layer="layout" draw:line-skew="-1.977cm" svg:x1="3.494cm" svg:y1="30.017cm" svg:x2="5.588cm" svg:y2="8.425cm" draw:start-shape="id12" draw:start-glue-point="3" draw:end-shape="id13" draw:end-glue-point="1" svg:d="M3494 30017h-2478v-21592h4572">
          <text:p/>
        </draw:connector>
        <draw:ellipse draw:style-name="gr4" draw:text-style-name="P1" xml:id="id15" draw:id="id15" draw:layer="layout" svg:width="5.08cm" svg:height="2.794cm" svg:x="15.748cm" svg:y="3.048cm">
          <text:p text:style-name="P1">Kết thúc</text:p>
        </draw:ellipse>
        <draw:connector draw:style-name="gr2" draw:text-style-name="P1" draw:layer="layout" svg:x1="8.128cm" svg:y1="10.584cm" svg:x2="15.748cm" svg:y2="4.445cm" draw:start-shape="id14" draw:start-glue-point="7" draw:end-shape="id15" draw:end-glue-point="3" svg:d="M8128 10584h3811v-6139h3809">
          <text:p/>
        </draw:connector>
        <draw:frame draw:style-name="gr9" draw:layer="layout" svg:width="1.524cm" svg:height="1.524cm" svg:x="6.65cm" svg:y="9.142cm">
          <draw:text-box>
            <text:p>S</text:p>
          </draw:text-box>
        </draw:frame>
        <draw:frame draw:style-name="gr7" draw:layer="layout" svg:width="8.382cm" svg:height="1.675cm" svg:x="11.938cm" svg:y="0.865cm">
          <draw:text-box>
            <text:p>Nguyễn Phong Phú 20110696</text:p>
          </draw:text-box>
        </draw:frame>
        <draw:connector draw:style-name="gr2" draw:text-style-name="P1" draw:layer="layout" svg:x1="14.478cm" svg:y1="20.704cm" svg:x2="5.372cm" svg:y2="25.126cm" draw:start-shape="id11" draw:start-glue-point="3" draw:end-shape="id16" draw:end-glue-point="1" svg:d="M14478 20704h-4478v4422h-4628">
          <text:p/>
        </draw:connector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Đối_20_tượng_20_không_20_cần_20_thêm_20_vào_20_các_20_yếu_20_tố_20_bên_20_trong_20_và_20_đường_20_bao_20_quanh" style:display-name="Đối tượng không cần thêm vào các yếu tố bên trong và đường bao quanh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ặc_20_định-background" style:display-name="Mặc định-background" style:family="presentation">
      <style:graphic-properties draw:stroke="none" draw:fill="none"/>
      <style:text-properties style:letter-kerning="true"/>
    </style:style>
    <style:style style:name="Mặc_20_định-backgroundobjects" style:display-name="Mặc địn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ặc_20_định-notes" style:display-name="Mặc địn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ặc_20_định-outline1" style:display-name="Mặc định-outline1" style:family="presentation">
      <style:graphic-properties draw:stroke="none" draw:fill="none">
        <text:list-style style:name="Mặc_20_định-outline1" style:display-name="Mặc địn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ặc_20_định-outline2" style:display-name="Mặc định-outline2" style:family="presentation" style:parent-style-name="Mặc_20_định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ặc_20_định-outline3" style:display-name="Mặc định-outline3" style:family="presentation" style:parent-style-name="Mặc_20_định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ặc_20_định-outline4" style:display-name="Mặc định-outline4" style:family="presentation" style:parent-style-name="Mặc_20_định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ặc_20_định-outline5" style:display-name="Mặc định-outline5" style:family="presentation" style:parent-style-name="Mặc_20_định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ặc_20_định-outline6" style:display-name="Mặc định-outline6" style:family="presentation" style:parent-style-name="Mặc_20_định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ặc_20_định-outline7" style:display-name="Mặc định-outline7" style:family="presentation" style:parent-style-name="Mặc_20_định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ặc_20_định-outline8" style:display-name="Mặc định-outline8" style:family="presentation" style:parent-style-name="Mặc_20_định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ặc_20_định-outline9" style:display-name="Mặc định-outline9" style:family="presentation" style:parent-style-name="Mặc_20_định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ặc_20_định-subtitle" style:display-name="Mặc định-subtitle" style:family="presentation">
      <style:graphic-properties draw:stroke="none" draw:fill="none" draw:textarea-vertical-align="middle">
        <text:list-style style:name="Mặc_20_định-subtitle" style:display-name="Mặc địn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ặc_20_định-title" style:display-name="Mặc định-title" style:family="presentation">
      <style:graphic-properties draw:stroke="none" draw:fill="none" draw:textarea-vertical-align="middle">
        <text:list-style style:name="Mặc_20_định-title" style:display-name="Mặc địn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ặc_20_định-backgroundobjects">
      <style:graphic-properties draw:stroke="none" draw:fill="none" draw:fill-color="#ffffff" draw:auto-grow-height="false" fo:min-height="1.449cm"/>
    </style:style>
    <style:style style:name="Mpr2" style:family="presentation" style:parent-style-name="Mặc_20_định-backgroundobjects">
      <style:graphic-properties draw:stroke="none" draw:fill="none" draw:fill-color="#ffffff" draw:auto-grow-height="false" fo:min-height="1.397cm"/>
    </style:style>
    <style:style style:name="Mpr3" style:family="presentation" style:parent-style-name="Mặc_20_định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số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ặc_20_định" style:display-name="Mặc định" style:page-layout-name="PM1" draw:style-name="Mdp1">
      <draw:frame presentation:style-name="Mặc_20_định-title" draw:layer="backgroundobjects" svg:width="25.199cm" svg:height="3.506cm" svg:x="1.4cm" svg:y="0.837cm" presentation:class="title" presentation:placeholder="true">
        <draw:text-box/>
      </draw:frame>
      <draw:frame presentation:style-name="Mặc_20_định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số&gt;</text:page-number></text:span></text:p>
        </draw:text-box>
      </draw:frame>
      <presentation:notes style:page-layout-name="PM0">
        <draw:page-thumbnail presentation:style-name="Mặc_20_định-title" draw:layer="backgroundobjects" svg:width="13.968cm" svg:height="10.476cm" svg:x="3.81cm" svg:y="2.123cm" presentation:class="page"/>
        <draw:frame presentation:style-name="Mặc_20_định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số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u nguyen</meta:initial-creator>
    <meta:creation-date>2021-10-10T21:02:19.10</meta:creation-date>
    <meta:editing-duration>PT1H56M6S</meta:editing-duration>
    <meta:editing-cycles>4</meta:editing-cycles>
    <dc:date>2021-10-11T08:18:22.48</dc:date>
    <dc:creator>phu nguyen</dc:creator>
    <meta:generator>OpenOffice/4.1.10$Win32 OpenOffice.org_project/4110m2$Build-9807</meta:generator>
    <meta:document-statistic meta:object-count="135"/>
  </office:meta>
</office:document-meta>
</file>